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2" style:apply-style-name="Good" style:base-cell-address="Лист2.C1"/>
    </style:style>
    <style:style style:name="ce2" style:family="table-cell" style:parent-style-name="Default">
      <style:map style:condition="cell-content()=2" style:apply-style-name="Good" style:base-cell-address="Лист2.C1"/>
    </style:style>
    <style:style style:name="ce3" style:family="table-cell" style:parent-style-name="Default">
      <style:map style:condition="cell-content()=1" style:apply-style-name="Good" style:base-cell-address="Лист2.D1"/>
    </style:style>
    <style:style style:name="ce4" style:family="table-cell" style:parent-style-name="Default">
      <style:map style:condition="cell-content()=1" style:apply-style-name="Good" style:base-cell-address="Лист2.D1"/>
    </style:style>
    <style:style style:name="ce5" style:family="table-cell" style:parent-style-name="Default">
      <style:map style:condition="cell-content()=1" style:apply-style-name="Good" style:base-cell-address="Лист2.E1"/>
    </style:style>
    <style:style style:name="ce6" style:family="table-cell" style:parent-style-name="Default">
      <style:map style:condition="cell-content()=1" style:apply-style-name="Good" style:base-cell-address="Лист2.E1"/>
    </style:style>
    <style:style style:name="ce7" style:family="table-cell" style:parent-style-name="Default">
      <style:map style:condition="cell-content()=2" style:apply-style-name="Good" style:base-cell-address="Лист2.F1"/>
    </style:style>
    <style:style style:name="ce8" style:family="table-cell" style:parent-style-name="Default">
      <style:map style:condition="cell-content()=2" style:apply-style-name="Good" style:base-cell-address="Лист2.F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table table:name="Лист2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row table:style-name="ro1">
          <table:table-cell/>
          <table:table-cell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3" office:value-type="string" calcext:value-type="string">
            <text:p>x3</text:p>
          </table:table-cell>
          <table:table-cell table:style-name="ce5" office:value-type="string" calcext:value-type="string">
            <text:p>x4</text:p>
          </table:table-cell>
          <table:table-cell table:style-name="ce7" office:value-type="string" calcext:value-type="string">
            <text:p>x5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table:number-columns-repeated="6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table:number-columns-repeated="5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2" calcext:value-type="float">
            <text:p>2</text:p>
          </table:table-cell>
        </table:table-row>
        <table:table-row table:style-name="ro1" table:visibility="filter">
          <table:table-cell table:number-columns-repeated="6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63_64</text:p>
          </table:table-cell>
          <table:table-cell table:number-columns-repeated="4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 table:number-rows-repeated="104844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Лист2.C1:Лист2.C1048576">
            <calcext:condition calcext:apply-style-name="Good" calcext:value="=2" calcext:base-cell-address="Лист2.C1"/>
          </calcext:conditional-format>
          <calcext:conditional-format calcext:target-range-address="Лист2.D1:Лист2.D1048576">
            <calcext:condition calcext:apply-style-name="Good" calcext:value="=1" calcext:base-cell-address="Лист2.D1"/>
          </calcext:conditional-format>
          <calcext:conditional-format calcext:target-range-address="Лист2.E1:Лист2.E1048576">
            <calcext:condition calcext:apply-style-name="Good" calcext:value="=1" calcext:base-cell-address="Лист2.E1"/>
          </calcext:conditional-format>
          <calcext:conditional-format calcext:target-range-address="Лист2.F1:Лист2.F1048576">
            <calcext:condition calcext:apply-style-name="Good" calcext:value="=2" calcext:base-cell-address="Лист2.F1"/>
          </calcext:conditional-format>
        </calcext:conditional-formats>
      </table:table>
      <table:table table:name="Лист3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x5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table:number-columns-repeated="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Лист1.A1:Лист1.F70"/>
        <table:database-range table:name="__Anonymous_Sheet_DB__1" table:target-range-address="Лист2.A1:Лист2.F133" table:display-filter-buttons="true">
          <table:filter>
            <table:filter-and>
              <table:filter-condition table:data-type="number" table:value="2" table:operator="=" table:field-number="5"/>
            </table:filter-and>
          </table:filter>
        </table:database-range>
        <table:database-range table:name="__Anonymous_Sheet_DB__2" table:target-range-address="Лист3.A1:Лист3.F36" table:display-filter-buttons="true">
          <table:filter>
            <table:filter-and>
              <table:filter-condition table:data-type="number" table:value="2" table:operator="=" table:field-number="4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1T16:59:44.361000000</meta:creation-date>
    <dc:date>2024-02-01T17:28:49.007000000</dc:date>
    <meta:editing-duration>PT29M6S</meta:editing-duration>
    <meta:editing-cycles>2</meta:editing-cycles>
    <meta:generator>LibreOffice/7.5.0.3$Windows_X86_64 LibreOffice_project/c21113d003cd3efa8c53188764377a8272d9d6de</meta:generator>
    <meta:document-statistic meta:table-count="3" meta:cell-count="1412" meta:object-count="0"/>
  </office:meta>
</office:document-meta>
</file>